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o de alta de una base de datos para Poliza Net</text:p>
      <text:p text:style-name="Standard"/>
      <text:p text:style-name="Standard"/>
      <text:p text:style-name="P1">Se ha creado una base de datos PostgreSQL v 9.5 denominada pn-system-config que se utiliza para configurar los posibles modos de acceso a los datos que serán en modo local, <text:s/>en internet y en internet en un host compartido.</text:p>
      <text:p text:style-name="P1"/>
      <text:p text:style-name="P1">Según el modelo de datos realmente hay dos modos de funcionamiento que le he llamado “<text:span text:style-name="T1">single</text:span>” al modo individual de una única base de datos por servidor y “<text:span text:style-name="T1">shared</text:span>” para múltiples bases de datos en una sola instancia de maquina o incluso múltiples instancias de múltiples bases de datos.</text:p>
      <text:p text:style-name="P1"/>
      <text:p text:style-name="P1">He creado un procedimiento almacenado denominado “AddNewServerSingle” que se encarga de crear las tuplas de las distintas tablas para su correcto funcionamiento con los siguientes parámetros.</text:p>
      <text:p text:style-name="P1"/>
      <text:p text:style-name="P1">Ejemplo de uso</text:p>
      <text:p text:style-name="P2">select AddNewServerSingle('37.153.108.75','<text:a xlink:type="simple" xlink:href="http://www.poliza-net.es/">www.poliza-net.es</text:a>',</text:p>
      <text:p text:style-name="P2">'antonio.gialnet@gmail.com','693065280');</text:p>
      <text:p text:style-name="P1"/>
      <text:p text:style-name="P1">El primer parámetro es la dirección IP del servidor que contiene la aplicación </text:p>
      <text:p text:style-name="P1">el segundo es el nombre y es un dato meramente informativo</text:p>
      <text:p text:style-name="P1">el tercero es el correo del administrador</text:p>
      <text:p text:style-name="P1">El cuarto el móvil del administrado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03:13</meta:creation-date>
    <dc:date>2016-05-03T11:26:26</dc:date>
    <meta:editing-duration>PT23M13S</meta:editing-duration>
    <meta:editing-cycles>3</meta:editing-cycles>
    <meta:generator>OpenOffice.org/3.4$Solaris_x86 OpenOffice.org_project/340m1$Build-9590</meta:generator>
    <meta:document-statistic meta:table-count="0" meta:image-count="0" meta:object-count="0" meta:page-count="1" meta:paragraph-count="11" meta:word-count="168" meta:character-count="1082"/>
  </office:meta>
</office:document-meta>
</file>